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Ultrafine_20_Dashed"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6699cc" draw:marker-start="Arrow" draw:marker-start-width="0.178cm" draw:marker-end="" draw:marker-end-width="0.275cm" draw:fill="none" draw:textarea-vertical-align="middle" fo:padding-top="0.149cm" fo:padding-bottom="0.149cm" fo:padding-left="0.274cm" fo:padding-right="0.274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6.15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413cm" svg:y1="4.81cm" svg:x2="17.302cm" svg:y2="4.81cm">
          <text:p/>
        </draw:line>
        <draw:custom-shape draw:style-name="gr1" draw:text-style-name="P1" draw:layer="layout" svg:width="0.254cm" svg:height="0.254cm" svg:x="17.295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859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259cm" svg:y="5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869cm" svg:y="5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032cm" svg:y1="5.699cm" svg:x2="16.286cm" svg:y2="4.937cm">
          <text:p/>
        </draw:line>
        <draw:line draw:style-name="gr2" draw:text-style-name="P1" draw:layer="layout" svg:x1="15.905cm" svg:y1="5.826cm" svg:x2="17.259cm" svg:y2="6.122cm">
          <text:p/>
        </draw:line>
        <draw:line draw:style-name="gr3" draw:text-style-name="P1" draw:layer="layout" svg:x1="17.429cm" svg:y1="6.08cm" svg:x2="17.937cm" svg:y2="5.699cm">
          <text:p/>
        </draw:line>
        <draw:line draw:style-name="gr3" draw:text-style-name="P1" draw:layer="layout" svg:x1="16.413cm" svg:y1="4.876cm" svg:x2="17.302cm" svg:y2="6.019cm">
          <text:p/>
        </draw:line>
        <draw:line draw:style-name="gr3" draw:text-style-name="P1" draw:layer="layout" svg:x1="17.534cm" svg:y1="4.788cm" svg:x2="17.937cm" svg:y2="5.572cm">
          <text:p/>
        </draw:line>
        <draw:custom-shape draw:style-name="gr1" draw:text-style-name="P1" draw:layer="layout" svg:width="0.254cm" svg:height="0.254cm" svg:x="3.28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42cm" svg:y1="5.699cm" svg:x2="4.431cm" svg:y2="5.699cm">
          <text:p/>
        </draw:line>
        <draw:custom-shape draw:style-name="gr1" draw:text-style-name="P1" draw:layer="layout" svg:width="0.254cm" svg:height="0.254cm" svg:x="4.424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.98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388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998cm" svg:y="6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61cm" svg:y1="6.588cm" svg:x2="3.415cm" svg:y2="5.826cm">
          <text:p/>
        </draw:line>
        <draw:line draw:style-name="gr2" draw:text-style-name="P1" draw:layer="layout" svg:x1="3.034cm" svg:y1="6.715cm" svg:x2="4.388cm" svg:y2="7.011cm">
          <text:p/>
        </draw:line>
        <draw:line draw:style-name="gr3" draw:text-style-name="P1" draw:layer="layout" svg:x1="4.558cm" svg:y1="6.969cm" svg:x2="5.066cm" svg:y2="6.588cm">
          <text:p/>
        </draw:line>
        <draw:line draw:style-name="gr3" draw:text-style-name="P1" draw:layer="layout" svg:x1="3.542cm" svg:y1="5.765cm" svg:x2="4.431cm" svg:y2="6.908cm">
          <text:p/>
        </draw:line>
        <draw:line draw:style-name="gr3" draw:text-style-name="P1" draw:layer="layout" svg:x1="4.663cm" svg:y1="5.677cm" svg:x2="5.066cm" svg:y2="6.461cm">
          <text:p/>
        </draw:line>
        <draw:custom-shape draw:style-name="gr4" draw:text-style-name="P1" draw:layer="layout" svg:width="0.635cm" svg:height="0.635cm" svg:x="5.572cm" svg:y="6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35cm" svg:height="4.699cm" svg:x="6.388cm" svg:y="4.0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185cm" svg:height="0.185cm" svg:x="7.496cm" svg:y="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324cm" svg:y="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7.277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298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6cm" svg:x="8.743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403cm" svg:y1="4.308cm" svg:x2="7.588cm" svg:y2="3.752cm">
          <text:p/>
        </draw:line>
        <draw:line draw:style-name="gr7" draw:text-style-name="P1" draw:layer="layout" svg:x1="8.422cm" svg:y1="4.586cm" svg:x2="8.792cm" svg:y2="4.308cm">
          <text:p/>
        </draw:line>
        <draw:line draw:style-name="gr7" draw:text-style-name="P1" draw:layer="layout" svg:x1="7.681cm" svg:y1="3.708cm" svg:x2="8.329cm" svg:y2="4.542cm">
          <text:p/>
        </draw:line>
        <draw:line draw:style-name="gr7" draw:text-style-name="P1" draw:layer="layout" svg:x1="8.498cm" svg:y1="3.644cm" svg:x2="8.792cm" svg:y2="4.216cm">
          <text:p/>
        </draw:line>
        <draw:custom-shape draw:style-name="gr6" draw:text-style-name="P1" draw:layer="layout" svg:width="0.185cm" svg:height="0.185cm" svg:x="7.497cm" svg:y="5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682cm" svg:y1="5.161cm" svg:x2="8.33cm" svg:y2="5.161cm">
          <text:p/>
        </draw:line>
        <draw:custom-shape draw:style-name="gr6" draw:text-style-name="P1" draw:layer="layout" svg:width="0.185cm" svg:height="0.185cm" svg:x="8.325cm" svg:y="5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7.278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299cm" svg:y="6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6cm" svg:x="8.744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404cm" svg:y1="5.809cm" svg:x2="7.589cm" svg:y2="5.253cm">
          <text:p/>
        </draw:line>
        <draw:line draw:style-name="gr7" draw:text-style-name="P1" draw:layer="layout" svg:x1="8.423cm" svg:y1="6.087cm" svg:x2="8.793cm" svg:y2="5.809cm">
          <text:p/>
        </draw:line>
        <draw:line draw:style-name="gr7" draw:text-style-name="P1" draw:layer="layout" svg:x1="7.682cm" svg:y1="5.209cm" svg:x2="8.33cm" svg:y2="6.043cm">
          <text:p/>
        </draw:line>
        <draw:line draw:style-name="gr7" draw:text-style-name="P1" draw:layer="layout" svg:x1="8.499cm" svg:y1="5.145cm" svg:x2="8.793cm" svg:y2="5.717cm">
          <text:p/>
        </draw:line>
        <draw:custom-shape draw:style-name="gr6" draw:text-style-name="P1" draw:layer="layout" svg:width="0.185cm" svg:height="0.185cm" svg:x="7.49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326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7.279cm" svg:y="7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3cm" svg:y="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6cm" svg:x="8.745cm" svg:y="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405cm" svg:y1="7.31cm" svg:x2="7.59cm" svg:y2="6.754cm">
          <text:p/>
        </draw:line>
        <draw:line draw:style-name="gr8" draw:text-style-name="P1" draw:layer="layout" svg:x1="7.313cm" svg:y1="7.403cm" svg:x2="8.3cm" svg:y2="7.619cm">
          <text:p/>
        </draw:line>
        <draw:line draw:style-name="gr7" draw:text-style-name="P1" draw:layer="layout" svg:x1="8.424cm" svg:y1="7.588cm" svg:x2="8.794cm" svg:y2="7.31cm">
          <text:p/>
        </draw:line>
        <draw:line draw:style-name="gr7" draw:text-style-name="P1" draw:layer="layout" svg:x1="7.683cm" svg:y1="6.71cm" svg:x2="8.331cm" svg:y2="7.544cm">
          <text:p/>
        </draw:line>
        <draw:line draw:style-name="gr7" draw:text-style-name="P1" draw:layer="layout" svg:x1="8.5cm" svg:y1="6.646cm" svg:x2="8.794cm" svg:y2="7.218cm">
          <text:p/>
        </draw:line>
        <draw:custom-shape draw:style-name="gr6" draw:text-style-name="P1" draw:layer="layout" svg:width="0.185cm" svg:height="0.185cm" svg:x="7.499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684cm" svg:y1="8.163cm" svg:x2="8.332cm" svg:y2="8.163cm">
          <text:p/>
        </draw:line>
        <draw:custom-shape draw:style-name="gr6" draw:text-style-name="P1" draw:layer="layout" svg:width="0.185cm" svg:height="0.185cm" svg:x="8.327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7.28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5cm" svg:x="8.301cm" svg:y="9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85cm" svg:height="0.186cm" svg:x="8.746cm" svg:y="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406cm" svg:y1="8.811cm" svg:x2="7.591cm" svg:y2="8.255cm">
          <text:p/>
        </draw:line>
        <draw:line draw:style-name="gr8" draw:text-style-name="P1" draw:layer="layout" svg:x1="7.314cm" svg:y1="8.904cm" svg:x2="8.301cm" svg:y2="9.12cm">
          <text:p/>
        </draw:line>
        <draw:line draw:style-name="gr7" draw:text-style-name="P1" draw:layer="layout" svg:x1="8.425cm" svg:y1="9.089cm" svg:x2="8.795cm" svg:y2="8.811cm">
          <text:p/>
        </draw:line>
        <draw:line draw:style-name="gr7" draw:text-style-name="P1" draw:layer="layout" svg:x1="7.684cm" svg:y1="8.211cm" svg:x2="8.332cm" svg:y2="9.045cm">
          <text:p/>
        </draw:line>
        <draw:line draw:style-name="gr7" draw:text-style-name="P1" draw:layer="layout" svg:x1="8.501cm" svg:y1="8.147cm" svg:x2="8.795cm" svg:y2="8.719cm">
          <text:p/>
        </draw:line>
        <draw:path draw:style-name="gr9" draw:text-style-name="P1" draw:layer="layout" svg:width="0.309cm" svg:height="0.506cm" draw:transform="skewX (0.0708603676309697) rotate (-0.292342649709051) translate (3.55041596316222cm 6.94937768194627cm)" svg:viewBox="0 0 310 507" svg:d="m68 0c-242 338 242 507 242 507">
          <text:p/>
        </draw:path>
        <draw:frame draw:style-name="gr10" draw:text-style-name="P2" draw:layer="layout" svg:width="2.24cm" svg:height="0.607cm" svg:x="3.386cm" svg:y="7.404cm">
          <draw:text-box>
            <text:p text:style-name="P2"><text:span text:style-name="T1">“</text:span><text:span text:style-name="T1">uncertain”</text:span></text:p>
          </draw:text-box>
        </draw:frame>
        <draw:path draw:style-name="gr9" draw:text-style-name="P1" draw:layer="layout" svg:width="0.195cm" svg:height="0.544cm" svg:x="4.971cm" svg:y="5.369cm" svg:viewBox="0 0 196 545" svg:d="m51 545c353-247-51-545-51-545">
          <text:p/>
        </draw:path>
        <draw:frame draw:style-name="gr10" draw:text-style-name="P2" draw:layer="layout" svg:width="2.24cm" svg:height="0.607cm" svg:x="3.786cm" svg:y="4.905cm">
          <draw:text-box>
            <text:p text:style-name="P2"><text:span text:style-name="T1">“</text:span><text:span text:style-name="T1">certain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Caesar</meta:initial-creator>
    <meta:creation-date>2014-01-25T22:39:43.958188686</meta:creation-date>
    <dc:date>2014-01-25T23:07:58.523284329</dc:date>
    <dc:creator>Matthew Caesar</dc:creator>
    <meta:editing-duration>PT5M6S</meta:editing-duration>
    <meta:editing-cycles>3</meta:editing-cycles>
    <meta:generator>LibreOffice/4.1.3.2$Linux_X86_64 LibreOffice_project/410m0$Build-2</meta:generator>
    <meta:document-statistic meta:object-count="68"/>
  </office:meta>
</office:document-meta>
</file>